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5.23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6.641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3.519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4.974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4.498cm"/>
    </style:style>
    <style:style style:name="co33" style:family="table-column">
      <style:table-column-properties fo:break-before="auto" style:column-width="5.159cm"/>
    </style:style>
    <style:style style:name="co34" style:family="table-column">
      <style:table-column-properties fo:break-before="auto" style:column-width="4.41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5.133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2.593cm"/>
    </style:style>
    <style:style style:name="co43" style:family="table-column">
      <style:table-column-properties fo:break-before="auto" style:column-width="2.787cm"/>
    </style:style>
    <style:style style:name="co44" style:family="table-column">
      <style:table-column-properties fo:break-before="auto" style:column-width="3.36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3.295cm"/>
    </style:style>
    <style:style style:name="co47" style:family="table-column">
      <style:table-column-properties fo:break-before="auto" style:column-width="1.896cm"/>
    </style:style>
    <style:style style:name="co48" style:family="table-column">
      <style:table-column-properties fo:break-before="auto" style:column-width="3.868cm"/>
    </style:style>
    <style:style style:name="co49" style:family="table-column">
      <style:table-column-properties fo:break-before="auto" style:column-width="3.062cm"/>
    </style:style>
    <style:style style:name="co50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office:value-type="string" calcext:value-type="string">
            <text:p>Libellé anglais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ose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ds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guille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el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gre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ager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urteau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lets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gre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ger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evette grise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Shrimp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éteau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teau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mard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mar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quid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te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r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raignée de mer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der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rlan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iting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rlu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k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ass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uget barb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mullet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quin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k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goustin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ngouste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ny 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mproie marine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ne lamprey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et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under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i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ic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ieus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lock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i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ates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quereau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erel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bot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eiche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tlefish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e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orades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ream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caud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b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lut de fond à panneaux</text:p>
          </table:table-cell>
          <table:table-cell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lut à perche</text:p>
          </table:table-cell>
          <table:table-cell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lut électrique</text:p>
          </table:table-cell>
          <table:table-cell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lut pélagique</text:p>
          </table:table-cell>
          <table:table-cell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et maillant fixe</text:p>
          </table:table-cell>
          <table:table-cell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let maillant dérivant</text:p>
          </table:table-cell>
          <table:table-cell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et tramail fixe</text:p>
          </table:table-cell>
          <table:table-cell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let tramail dérivant</text:p>
          </table:table-cell>
          <table:table-cell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gne de fond</text:p>
          </table:table-cell>
          <table:table-cell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veux</text:p>
          </table:table-cell>
          <table:table-cell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elet</text:p>
          </table:table-cell>
          <table:table-cell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ine</text:p>
          </table:table-cell>
          <table:table-cell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 signalé</text:p>
          </table:table-cell>
          <table:table-cell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ueur</text:p>
          </table:table-cell>
          <table:table-cell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ds</text:p>
          </table:table-cell>
          <table:table-cell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déo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mise à l’eau</text:p>
          </table:table-cell>
          <table:table-cell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élèvements</text:p>
          </table:table-cell>
          <table:table-cell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éoxygénation en vivier bateau</text:p>
          </table:table-cell>
          <table:table-cell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bservé, non capturé</text:p>
          </table:table-cell>
          <table:table-cell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ille estimée</text:p>
          </table:table-cell>
          <table:table-cell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arqué</text:p>
          </table:table-cell>
          <table:table-cell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evé du numéro de marque</text:p>
          </table:table-cell>
          <table:table-cell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écupération de la balise</text:p>
          </table:table-cell>
          <table:table-cell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vier bateau</text:p>
          </table:table-cell>
          <table:table-cell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ée</text:p>
          </table:table-cell>
          <table:table-cell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ndu</text:p>
          </table:table-cell>
          <table:table-cell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gelé</text:p>
          </table:table-cell>
          <table:table-cell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fate_id</text:p>
          </table:table-cell>
          <table:table-cell table:style-name="ce2" office:value-type="string" calcext:value-type="string">
            <text:p>fate_name</text:p>
          </table:table-cell>
          <table:table-cell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rt et naturalisé</text:p>
          </table:table-cell>
          <table:table-cell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ock captif</text:p>
          </table:table-cell>
          <table:table-cell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gelé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arqué</text:p>
          </table:table-cell>
          <table:table-cell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arqué puis relâché vivant</text:p>
          </table:table-cell>
          <table:table-cell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arqué Mort</text:p>
          </table:table-cell>
          <table:table-cell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âché vivant</text:p>
          </table:table-cell>
          <table:table-cell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lâché mort</text:p>
          </table:table-cell>
          <table:table-cell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lâché faible</text:p>
          </table:table-cell>
          <table:table-cell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houé Laissé sur place</text:p>
          </table:table-cell>
          <table:table-cell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ort échoué</text:p>
          </table:table-cell>
          <table:table-cell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Éliminé après identificati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placé en étang Mouzill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placé en étang Lang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âché faible après 2 jours en bassins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Éliminé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arqué puis Relâché faibl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t hétérogèn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4" table:default-cell-style-name="ce1"/>
        <table:table-column table:style-name="co9" table:number-columns-repeated="2" table:default-cell-style-name="ce1"/>
        <table:table-column table:style-name="co2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 saisie</text:p>
          </table:table-cell>
          <table:table-cell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 attente de compléments</text:p>
          </table:table-cell>
          <table:table-cell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laration validée</text:p>
          </table:table-cell>
          <table:table-cell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laration confirmée</text:p>
          </table:table-cell>
          <table:table-cell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êche professionnelle</text:p>
          </table:table-cell>
          <table:table-cell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êche amateur</text:p>
          </table:table-cell>
          <table:table-cell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êche professionnelle cadre scientifique</text:p>
          </table:table-cell>
          <table:table-cell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lantique</text:p>
          </table:table-cell>
          <table:table-cell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uaire</text:p>
          </table:table-cell>
          <table:table-cell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uve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che</text:p>
          </table:table-cell>
          <table:table-cell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r du Nord</text:p>
          </table:table-cell>
          <table:table-cell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ache estuaire</text:p>
          </table:table-cell>
          <table:table-cell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an d'eau</text:p>
          </table:table-cell>
          <table:table-cell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gune</text:p>
          </table:table-cell>
          <table:table-cell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lgiqu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emark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pagn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ute Normandie</text:p>
          </table:table-cell>
          <table:table-cell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rvèg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ys Bas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ys Bas Rhin</text:p>
          </table:table-cell>
          <table:table-cell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lan d'eau de La Balme</text:p>
          </table:table-cell>
          <table:table-cell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mise</text:p>
          </table:table-cell>
          <table:table-cell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9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int GPS fourni par le déclarant</text:p>
          </table:table-cell>
          <table:table-cell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nt GPS estimé &lt; 1km</text:p>
          </table:table-cell>
          <table:table-cell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int GPS estimé 1 - 10 km</text:p>
          </table:table-cell>
          <table:table-cell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int GPS estimé &gt; 10 km</text:p>
          </table:table-cell>
          <table:table-cell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sie de la déclaration</text:p>
          </table:table-cell>
          <table:table-cell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mande de renseignements</text:p>
          </table:table-cell>
          <table:table-cell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idation de la déclaration</text:p>
          </table:table-cell>
          <table:table-cell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ation de la déclaration</text:p>
          </table:table-cell>
          <table:table-cell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voi de remerciements</text:p>
          </table:table-cell>
          <table:table-cell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1" table:default-cell-style-name="ce1"/>
        <table:table-column table:style-name="co32" table:number-columns-repeated="2" table:default-cell-style-name="ce1"/>
        <table:table-column table:style-name="co42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 identifié</text:p>
          </table:table-cell>
          <table:table-cell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uso huso (ou bester)</text:p>
          </table:table-cell>
          <table:table-cell table:style-name="ce2" office:value-type="string" calcext:value-type="string">
            <text:p>Huso huso or beste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ume 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 défini précisément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pture_method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2" office:value-type="string" calcext:value-type="string">
            <text:p>capture_method_id</text:p>
          </table:table-cell>
          <table:table-cell table:style-name="ce2" office:value-type="string" calcext:value-type="string">
            <text:p>capture_method_name</text:p>
          </table:table-cell>
          <table:table-cell table:style-name="ce2" office:value-type="string" calcext:value-type="string">
            <text:p>capture_method_exchange</text:p>
          </table:table-cell>
          <table:table-cell table:style-name="ce2" office:value-type="string" calcext:value-type="string">
            <text:p>capture_method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elet</text:p>
          </table:table-cell>
          <table:table-cell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lut</text:p>
          </table:table-cell>
          <table:table-cell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chouage</text:p>
          </table:table-cell>
          <table:table-cell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re d’informations</text:p>
          </table:table-cell>
          <table:table-cell office:value-type="string" calcext:value-type="string">
            <text:p>Schrimp ko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venea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ea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sse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4:04:11.635689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Éric Quinton</meta:initial-creator>
    <dc:creator>Éric Quinton</dc:creator>
    <meta:creation-date>2023-09-25T12:12:20Z</meta:creation-date>
    <dc:date>2024-01-08T14:18:17.168992282</dc:date>
    <meta:editing-cycles>33</meta:editing-cycles>
    <meta:editing-duration>PT5H15M8S</meta:editing-duration>
    <meta:document-statistic meta:table-count="15" meta:cell-count="788" meta:object-count="0"/>
  </office:meta>
</office:document-meta>
</file>